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Separador de Pastas</text:p>
      <text:p text:style-name="Subtitle">Readme.rmd</text:p>
      <text:p text:style-name="Author">Sergio Pedro R Oliveira</text:p>
      <text:p text:style-name="Date">2023-01-22</text:p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Criação de um script, em <text:span text:style-name="T1">Bash</text:span>, que automatize o processo de separação de arquivos e pastas em diretorios criados. (Em desenvolvimento)<text:line-break/></text:p>
        </text:list-item>
        <text:list-item>
          <text:p text:style-name="P1">Testar comandos em script de <text:span text:style-name="T1">bash</text:span>/<text:span text:style-name="T1">shell</text:span> para automatizar processos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eparador de Pastas</dc:title>
    <dc:description/>
    <dc:subject/>
    <meta:keyword/>
    <meta:initial-creator>Sergio Pedro R Oliveira</meta:initial-creator>
    <dc:creator>Sergio Pedro R Oliveira</dc:creator>
    <meta:creation-date>2023-01-23T02:49:11Z</meta:creation-date>
    <dc:date>2023-01-23T02:49:11Z</dc:date>
    <meta:user-defined meta:name="date" meta:value-type="string">2023-01-22</meta:user-defined>
    <meta:user-defined meta:name="output" meta:value-type="string"/>
    <meta:user-defined meta:name="subtitle" meta:value-type="string">Readme.rmd</meta:user-defined>
  </office:meta>
</office:document-meta>
</file>